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ext-properties fo:font-weight="normal" officeooo:rsid="006165e4" officeooo:paragraph-rsid="0061d4f4" fo:background-color="transparent" style:font-weight-asian="normal" style:font-weight-complex="normal"/>
    </style:style>
    <style:style style:name="P3" style:family="paragraph" style:parent-style-name="Standard">
      <style:paragraph-properties fo:text-align="justify" style:justify-single-word="false"/>
      <style:text-properties fo:font-weight="normal" officeooo:rsid="006165e4" officeooo:paragraph-rsid="0063a85e" fo:background-color="transparent" style:font-weight-asian="normal" style:font-weight-complex="normal"/>
    </style:style>
    <style:style style:name="P4" style:family="paragraph" style:parent-style-name="Standard">
      <style:paragraph-properties fo:text-align="justify" style:justify-single-word="false"/>
      <style:text-properties fo:font-weight="normal" officeooo:rsid="006165e4" officeooo:paragraph-rsid="006165e4"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66dacf" officeooo:paragraph-rsid="0066dacf"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rsid="0066dacf" officeooo:paragraph-rsid="00683347"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66dacf" officeooo:paragraph-rsid="006a91e0"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66dacf" officeooo:paragraph-rsid="006ba7a9"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6e6647" officeooo:paragraph-rsid="006e6647"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6e6647" officeooo:paragraph-rsid="006f954b"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6e6647" officeooo:paragraph-rsid="006fa8e7"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6e6647" officeooo:paragraph-rsid="00710920"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6e6647" officeooo:paragraph-rsid="007264b8"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6e6647" officeooo:paragraph-rsid="007418b0"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7264b8" officeooo:paragraph-rsid="007264b8"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7418b0" officeooo:paragraph-rsid="007418b0"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264861" officeooo:paragraph-rsid="00264861"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324f0d" officeooo:paragraph-rsid="00324f0d"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330ee7" officeooo:paragraph-rsid="00330ee7"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3350ca" officeooo:paragraph-rsid="00330ee7"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3350ca" officeooo:paragraph-rsid="003350ca"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34a844" officeooo:paragraph-rsid="003350ca"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3621d5" officeooo:paragraph-rsid="003621d5"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38f7d2" officeooo:paragraph-rsid="0038f7d2"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3ab53e" officeooo:paragraph-rsid="0038f7d2"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3b06c1" officeooo:paragraph-rsid="003b06c1"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3d733f" officeooo:paragraph-rsid="003d733f"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3f2ec1" officeooo:paragraph-rsid="003f2ec1"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3f2ec1" officeooo:paragraph-rsid="003f6f56"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3f6f56" officeooo:paragraph-rsid="003f6f56"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416278" officeooo:paragraph-rsid="00416278"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441441" officeooo:paragraph-rsid="00416278"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44cadb" officeooo:paragraph-rsid="00416278"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44cadb" officeooo:paragraph-rsid="004e5919"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44eea8" officeooo:paragraph-rsid="0044eea8"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451cb8" officeooo:paragraph-rsid="00451cb8"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0451cb8" officeooo:paragraph-rsid="004703ac"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04703ac" officeooo:paragraph-rsid="004703ac"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048920f" officeooo:paragraph-rsid="0048920f"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049858d" officeooo:paragraph-rsid="0049858d"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04ad76d" officeooo:paragraph-rsid="0049858d"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04ad76d" officeooo:paragraph-rsid="004ad76d"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04cc691" officeooo:paragraph-rsid="004cc691"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04e5919" officeooo:paragraph-rsid="004e5919"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0504030" officeooo:paragraph-rsid="00504030"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0504030" officeooo:paragraph-rsid="005221b7"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0536d0f" officeooo:paragraph-rsid="00536d0f"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054262e" officeooo:paragraph-rsid="0054262e"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0562586" officeooo:paragraph-rsid="00562586"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0575e2d" officeooo:paragraph-rsid="00575e2d"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057d01c" officeooo:paragraph-rsid="0057d01c"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05848e9" officeooo:paragraph-rsid="0057d01c"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059fcd7" officeooo:paragraph-rsid="0057d01c"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05adcdb" officeooo:paragraph-rsid="005adcdb"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05d7e26" officeooo:paragraph-rsid="005d7e26"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05e03d5" officeooo:paragraph-rsid="005e03d5"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05f71d5" officeooo:paragraph-rsid="005f71d5"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061d4f4" officeooo:paragraph-rsid="0061d4f4"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0324f0d" officeooo:paragraph-rsid="00324f0d" fo:background-color="#dc143c" style:font-weight-asian="normal" style:font-weight-complex="normal"/>
    </style:style>
    <style:style style:name="P60" style:family="paragraph" style:parent-style-name="Standard">
      <style:paragraph-properties fo:text-align="justify" style:justify-single-word="false"/>
      <style:text-properties fo:font-weight="normal" officeooo:rsid="00330ee7" officeooo:paragraph-rsid="00330ee7" fo:background-color="#dc143c" style:font-weight-asian="normal" style:font-weight-complex="normal"/>
    </style:style>
    <style:style style:name="P61" style:family="paragraph" style:parent-style-name="Standard">
      <style:paragraph-properties fo:text-align="justify" style:justify-single-word="false"/>
      <style:text-properties fo:font-weight="normal" officeooo:rsid="00330ee7" officeooo:paragraph-rsid="003350ca" fo:background-color="#dc143c" style:font-weight-asian="normal" style:font-weight-complex="normal"/>
    </style:style>
    <style:style style:name="P62" style:family="paragraph" style:parent-style-name="Standard">
      <style:paragraph-properties fo:text-align="justify" style:justify-single-word="false"/>
      <style:text-properties fo:font-weight="normal" officeooo:rsid="00330ee7" officeooo:paragraph-rsid="003621d5" fo:background-color="#dc143c" style:font-weight-asian="normal" style:font-weight-complex="normal"/>
    </style:style>
    <style:style style:name="P63" style:family="paragraph" style:parent-style-name="Standard">
      <style:paragraph-properties fo:text-align="justify" style:justify-single-word="false"/>
      <style:text-properties fo:font-weight="normal" officeooo:rsid="00330ee7" officeooo:paragraph-rsid="0038f7d2" fo:background-color="#dc143c" style:font-weight-asian="normal" style:font-weight-complex="normal"/>
    </style:style>
    <style:style style:name="P64" style:family="paragraph" style:parent-style-name="Standard">
      <style:paragraph-properties fo:text-align="justify" style:justify-single-word="false"/>
      <style:text-properties fo:font-weight="normal" officeooo:rsid="00330ee7" officeooo:paragraph-rsid="003b06c1" fo:background-color="#dc143c" style:font-weight-asian="normal" style:font-weight-complex="normal"/>
    </style:style>
    <style:style style:name="P65" style:family="paragraph" style:parent-style-name="Standard">
      <style:paragraph-properties fo:text-align="justify" style:justify-single-word="false"/>
      <style:text-properties fo:font-weight="normal" officeooo:rsid="00330ee7" officeooo:paragraph-rsid="003bd6f3" fo:background-color="#dc143c" style:font-weight-asian="normal" style:font-weight-complex="normal"/>
    </style:style>
    <style:style style:name="P66" style:family="paragraph" style:parent-style-name="Standard">
      <style:paragraph-properties fo:text-align="justify" style:justify-single-word="false"/>
      <style:text-properties fo:font-weight="normal" officeooo:rsid="00330ee7" officeooo:paragraph-rsid="003d733f" fo:background-color="#dc143c" style:font-weight-asian="normal" style:font-weight-complex="normal"/>
    </style:style>
    <style:style style:name="P67" style:family="paragraph" style:parent-style-name="Standard">
      <style:paragraph-properties fo:text-align="justify" style:justify-single-word="false"/>
      <style:text-properties fo:font-weight="normal" officeooo:rsid="003621d5" officeooo:paragraph-rsid="003621d5" fo:background-color="#dc143c" style:font-weight-asian="normal" style:font-weight-complex="normal"/>
    </style:style>
    <style:style style:name="P68" style:family="paragraph" style:parent-style-name="Standard">
      <style:paragraph-properties fo:text-align="justify" style:justify-single-word="false"/>
      <style:text-properties fo:font-weight="normal" officeooo:rsid="00379530" officeooo:paragraph-rsid="00379530" fo:background-color="#dc143c" style:font-weight-asian="normal" style:font-weight-complex="normal"/>
    </style:style>
    <style:style style:name="P69" style:family="paragraph" style:parent-style-name="Standard">
      <style:paragraph-properties fo:text-align="justify" style:justify-single-word="false"/>
      <style:text-properties fo:font-weight="normal" officeooo:rsid="003f2ec1" officeooo:paragraph-rsid="003f2ec1" fo:background-color="#dc143c" style:font-weight-asian="normal" style:font-weight-complex="normal"/>
    </style:style>
    <style:style style:name="P70" style:family="paragraph" style:parent-style-name="Standard">
      <style:paragraph-properties fo:text-align="justify" style:justify-single-word="false"/>
      <style:text-properties fo:font-weight="normal" officeooo:rsid="003f2ec1" officeooo:paragraph-rsid="003f6f56" fo:background-color="#dc143c" style:font-weight-asian="normal" style:font-weight-complex="normal"/>
    </style:style>
    <style:style style:name="P71" style:family="paragraph" style:parent-style-name="Standard">
      <style:paragraph-properties fo:text-align="justify" style:justify-single-word="false"/>
      <style:text-properties fo:font-weight="normal" officeooo:rsid="003f2ec1" officeooo:paragraph-rsid="00416278" fo:background-color="#dc143c" style:font-weight-asian="normal" style:font-weight-complex="normal"/>
    </style:style>
    <style:style style:name="P72" style:family="paragraph" style:parent-style-name="Standard">
      <style:paragraph-properties fo:text-align="justify" style:justify-single-word="false"/>
      <style:text-properties fo:font-weight="normal" officeooo:rsid="003f2ec1" officeooo:paragraph-rsid="0044cadb" fo:background-color="#dc143c" style:font-weight-asian="normal" style:font-weight-complex="normal"/>
    </style:style>
    <style:style style:name="P73" style:family="paragraph" style:parent-style-name="Standard">
      <style:paragraph-properties fo:text-align="justify" style:justify-single-word="false"/>
      <style:text-properties fo:font-weight="normal" officeooo:rsid="003f2ec1" officeooo:paragraph-rsid="0044eea8" fo:background-color="#dc143c" style:font-weight-asian="normal" style:font-weight-complex="normal"/>
    </style:style>
    <style:style style:name="P74" style:family="paragraph" style:parent-style-name="Standard">
      <style:paragraph-properties fo:text-align="justify" style:justify-single-word="false"/>
      <style:text-properties fo:font-weight="normal" officeooo:rsid="003f2ec1" officeooo:paragraph-rsid="00451cb8" fo:background-color="#dc143c" style:font-weight-asian="normal" style:font-weight-complex="normal"/>
    </style:style>
    <style:style style:name="P75" style:family="paragraph" style:parent-style-name="Standard">
      <style:paragraph-properties fo:text-align="justify" style:justify-single-word="false"/>
      <style:text-properties fo:font-weight="normal" officeooo:rsid="003f2ec1" officeooo:paragraph-rsid="004703ac" fo:background-color="#dc143c" style:font-weight-asian="normal" style:font-weight-complex="normal"/>
    </style:style>
    <style:style style:name="P76" style:family="paragraph" style:parent-style-name="Standard">
      <style:paragraph-properties fo:text-align="justify" style:justify-single-word="false"/>
      <style:text-properties fo:font-weight="normal" officeooo:rsid="003f2ec1" officeooo:paragraph-rsid="0048920f" fo:background-color="#dc143c" style:font-weight-asian="normal" style:font-weight-complex="normal"/>
    </style:style>
    <style:style style:name="P77" style:family="paragraph" style:parent-style-name="Standard">
      <style:paragraph-properties fo:text-align="justify" style:justify-single-word="false"/>
      <style:text-properties fo:font-weight="normal" officeooo:rsid="003f2ec1" officeooo:paragraph-rsid="0049858d" fo:background-color="#dc143c" style:font-weight-asian="normal" style:font-weight-complex="normal"/>
    </style:style>
    <style:style style:name="P78" style:family="paragraph" style:parent-style-name="Standard">
      <style:paragraph-properties fo:text-align="justify" style:justify-single-word="false"/>
      <style:text-properties fo:font-weight="normal" officeooo:rsid="003f2ec1" officeooo:paragraph-rsid="004ad76d" fo:background-color="#dc143c" style:font-weight-asian="normal" style:font-weight-complex="normal"/>
    </style:style>
    <style:style style:name="P79" style:family="paragraph" style:parent-style-name="Standard">
      <style:paragraph-properties fo:text-align="justify" style:justify-single-word="false"/>
      <style:text-properties fo:font-weight="normal" officeooo:rsid="00424d80" officeooo:paragraph-rsid="00424d80" fo:background-color="#dc143c" style:font-weight-asian="normal" style:font-weight-complex="normal"/>
    </style:style>
    <style:style style:name="P80" style:family="paragraph" style:parent-style-name="Standard">
      <style:paragraph-properties fo:text-align="justify" style:justify-single-word="false"/>
      <style:text-properties fo:font-weight="normal" officeooo:rsid="00441441" officeooo:paragraph-rsid="00441441" fo:background-color="#dc143c" style:font-weight-asian="normal" style:font-weight-complex="normal"/>
    </style:style>
    <style:style style:name="P81" style:family="paragraph" style:parent-style-name="Standard">
      <style:paragraph-properties fo:text-align="justify" style:justify-single-word="false"/>
      <style:text-properties fo:font-weight="normal" officeooo:rsid="0044eea8" officeooo:paragraph-rsid="0044eea8" fo:background-color="#dc143c" style:font-weight-asian="normal" style:font-weight-complex="normal"/>
    </style:style>
    <style:style style:name="P82" style:family="paragraph" style:parent-style-name="Standard">
      <style:paragraph-properties fo:text-align="justify" style:justify-single-word="false"/>
      <style:text-properties fo:font-weight="normal" officeooo:rsid="004ad76d" officeooo:paragraph-rsid="004cc691" fo:background-color="#dc143c" style:font-weight-asian="normal" style:font-weight-complex="normal"/>
    </style:style>
    <style:style style:name="P83" style:family="paragraph" style:parent-style-name="Standard">
      <style:paragraph-properties fo:text-align="justify" style:justify-single-word="false"/>
      <style:text-properties fo:font-weight="normal" officeooo:rsid="004ad76d" officeooo:paragraph-rsid="008f8ecf" fo:background-color="#dc143c" style:font-weight-asian="normal" style:font-weight-complex="normal"/>
    </style:style>
    <style:style style:name="P84" style:family="paragraph" style:parent-style-name="Standard">
      <style:paragraph-properties fo:text-align="justify" style:justify-single-word="false"/>
      <style:text-properties fo:font-weight="normal" officeooo:rsid="004e5919" officeooo:paragraph-rsid="004e5919" fo:background-color="#dc143c" style:font-weight-asian="normal" style:font-weight-complex="normal"/>
    </style:style>
    <style:style style:name="P85" style:family="paragraph" style:parent-style-name="Standard">
      <style:paragraph-properties fo:text-align="justify" style:justify-single-word="false"/>
      <style:text-properties fo:font-weight="normal" officeooo:rsid="004e5919" officeooo:paragraph-rsid="00504030" fo:background-color="#dc143c" style:font-weight-asian="normal" style:font-weight-complex="normal"/>
    </style:style>
    <style:style style:name="P86" style:family="paragraph" style:parent-style-name="Standard">
      <style:paragraph-properties fo:text-align="justify" style:justify-single-word="false"/>
      <style:text-properties fo:font-weight="normal" officeooo:rsid="004e5919" officeooo:paragraph-rsid="005221b7" fo:background-color="#dc143c" style:font-weight-asian="normal" style:font-weight-complex="normal"/>
    </style:style>
    <style:style style:name="P87" style:family="paragraph" style:parent-style-name="Standard">
      <style:paragraph-properties fo:text-align="justify" style:justify-single-word="false"/>
      <style:text-properties fo:font-weight="normal" officeooo:rsid="004e5919" officeooo:paragraph-rsid="00536d0f" fo:background-color="#dc143c" style:font-weight-asian="normal" style:font-weight-complex="normal"/>
    </style:style>
    <style:style style:name="P88" style:family="paragraph" style:parent-style-name="Standard">
      <style:paragraph-properties fo:text-align="justify" style:justify-single-word="false"/>
      <style:text-properties fo:font-weight="normal" officeooo:rsid="0052718c" officeooo:paragraph-rsid="0052718c" fo:background-color="#dc143c" style:font-weight-asian="normal" style:font-weight-complex="normal"/>
    </style:style>
    <style:style style:name="P89" style:family="paragraph" style:parent-style-name="Standard">
      <style:paragraph-properties fo:text-align="justify" style:justify-single-word="false"/>
      <style:text-properties fo:font-weight="normal" officeooo:rsid="0054262e" officeooo:paragraph-rsid="0054262e" fo:background-color="#dc143c" style:font-weight-asian="normal" style:font-weight-complex="normal"/>
    </style:style>
    <style:style style:name="P90" style:family="paragraph" style:parent-style-name="Standard">
      <style:paragraph-properties fo:text-align="justify" style:justify-single-word="false"/>
      <style:text-properties fo:font-weight="normal" officeooo:rsid="0054262e" officeooo:paragraph-rsid="00562586" fo:background-color="#dc143c" style:font-weight-asian="normal" style:font-weight-complex="normal"/>
    </style:style>
    <style:style style:name="P91" style:family="paragraph" style:parent-style-name="Standard">
      <style:paragraph-properties fo:text-align="justify" style:justify-single-word="false"/>
      <style:text-properties fo:font-weight="normal" officeooo:rsid="0054262e" officeooo:paragraph-rsid="00575e2d" fo:background-color="#dc143c" style:font-weight-asian="normal" style:font-weight-complex="normal"/>
    </style:style>
    <style:style style:name="P92" style:family="paragraph" style:parent-style-name="Standard">
      <style:paragraph-properties fo:text-align="justify" style:justify-single-word="false"/>
      <style:text-properties fo:font-weight="normal" officeooo:rsid="0057d01c" officeooo:paragraph-rsid="0057d01c" fo:background-color="#dc143c" style:font-weight-asian="normal" style:font-weight-complex="normal"/>
    </style:style>
    <style:style style:name="P93" style:family="paragraph" style:parent-style-name="Standard">
      <style:paragraph-properties fo:text-align="justify" style:justify-single-word="false"/>
      <style:text-properties fo:font-weight="normal" officeooo:rsid="0057d01c" officeooo:paragraph-rsid="005848e9" fo:background-color="#dc143c" style:font-weight-asian="normal" style:font-weight-complex="normal"/>
    </style:style>
    <style:style style:name="P94" style:family="paragraph" style:parent-style-name="Standard">
      <style:paragraph-properties fo:text-align="justify" style:justify-single-word="false"/>
      <style:text-properties fo:font-weight="normal" officeooo:rsid="0057d01c" officeooo:paragraph-rsid="005adcdb" fo:background-color="#dc143c" style:font-weight-asian="normal" style:font-weight-complex="normal"/>
    </style:style>
    <style:style style:name="P95" style:family="paragraph" style:parent-style-name="Standard">
      <style:paragraph-properties fo:text-align="justify" style:justify-single-word="false"/>
      <style:text-properties fo:font-weight="normal" officeooo:rsid="005d7e26" officeooo:paragraph-rsid="005d7e26" fo:background-color="#dc143c" style:font-weight-asian="normal" style:font-weight-complex="normal"/>
    </style:style>
    <style:style style:name="P96" style:family="paragraph" style:parent-style-name="Standard">
      <style:paragraph-properties fo:text-align="justify" style:justify-single-word="false"/>
      <style:text-properties fo:font-weight="normal" officeooo:rsid="005d7e26" officeooo:paragraph-rsid="005e03d5" fo:background-color="#dc143c" style:font-weight-asian="normal" style:font-weight-complex="normal"/>
    </style:style>
    <style:style style:name="P97" style:family="paragraph" style:parent-style-name="Standard">
      <style:paragraph-properties fo:text-align="justify" style:justify-single-word="false"/>
      <style:text-properties fo:font-weight="normal" officeooo:rsid="005d7e26" officeooo:paragraph-rsid="005f71d5" fo:background-color="#dc143c" style:font-weight-asian="normal" style:font-weight-complex="normal"/>
    </style:style>
    <style:style style:name="P98" style:family="paragraph" style:parent-style-name="Standard">
      <style:paragraph-properties fo:text-align="justify" style:justify-single-word="false"/>
      <style:text-properties fo:font-weight="normal" officeooo:rsid="006165e4" officeooo:paragraph-rsid="006165e4" fo:background-color="#dc143c" style:font-weight-asian="normal" style:font-weight-complex="normal"/>
    </style:style>
    <style:style style:name="P99" style:family="paragraph" style:parent-style-name="Standard">
      <style:paragraph-properties fo:text-align="justify" style:justify-single-word="false"/>
      <style:text-properties fo:font-weight="normal" officeooo:rsid="006165e4" officeooo:paragraph-rsid="0061d4f4" fo:background-color="#dc143c" style:font-weight-asian="normal" style:font-weight-complex="normal"/>
    </style:style>
    <style:style style:name="P100" style:family="paragraph" style:parent-style-name="Standard">
      <style:paragraph-properties fo:text-align="justify" style:justify-single-word="false"/>
      <style:text-properties fo:font-weight="normal" officeooo:rsid="006e6647" officeooo:paragraph-rsid="007418b0" fo:background-color="#d3d3d3" style:font-weight-asian="normal" style:font-weight-complex="normal"/>
    </style:style>
    <style:style style:name="P101" style:family="paragraph" style:parent-style-name="Standard">
      <style:paragraph-properties fo:text-align="justify" style:justify-single-word="false"/>
      <style:text-properties fo:font-weight="normal" officeooo:rsid="0061d4f4" officeooo:paragraph-rsid="0061d4f4" fo:background-color="#00ff7f" style:font-weight-asian="normal" style:font-weight-complex="normal"/>
    </style:style>
    <style:style style:name="P102" style:family="paragraph" style:parent-style-name="Standard">
      <style:paragraph-properties fo:text-align="justify" style:justify-single-word="false"/>
      <style:text-properties fo:font-size="12pt" officeooo:paragraph-rsid="007418b0" fo:background-color="transparent" style:font-size-asian="12pt" style:font-size-complex="12pt"/>
    </style:style>
    <style:style style:name="P103" style:family="paragraph" style:parent-style-name="Standard">
      <style:paragraph-properties fo:text-align="justify" style:justify-single-word="false"/>
      <style:text-properties fo:font-size="12pt" officeooo:paragraph-rsid="007418b0" style:font-size-asian="12pt" style:font-size-complex="12pt"/>
    </style:style>
    <style:style style:name="P104" style:family="paragraph" style:parent-style-name="Standard">
      <style:paragraph-properties fo:text-align="justify" style:justify-single-word="false"/>
      <style:text-properties fo:font-size="12pt" fo:font-weight="normal" officeooo:rsid="006e6647" officeooo:paragraph-rsid="007418b0" fo:background-color="#d3d3d3"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7418b0" style:letter-kerning="true" fo:background-color="transparent" style:font-size-asian="12pt" style:font-style-asian="normal" style:font-weight-asian="normal" style:font-size-complex="12pt" style:text-emphasize="none"/>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64b28" officeooo:paragraph-rsid="007418b0" style:letter-kerning="true" style:font-size-asian="12pt" style:font-style-asian="normal" style:font-weight-asian="normal" style:font-size-complex="12pt" style:text-emphasize="none"/>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92980" officeooo:paragraph-rsid="007418b0" style:letter-kerning="true" style:font-size-asian="12pt" style:font-style-asian="normal" style:font-weight-asian="normal" style:font-size-complex="12pt" style:text-emphasize="none"/>
    </style:style>
    <style:style style:name="P108" style:family="paragraph" style:parent-style-name="Standard">
      <style:paragraph-properties fo:text-align="justify" style:justify-single-word="false"/>
      <style:text-properties fo:font-weight="normal" officeooo:rsid="00264861" officeooo:paragraph-rsid="00264861" fo:background-color="transparent" style:font-weight-asian="normal" style:font-weight-complex="normal"/>
    </style:style>
    <style:style style:name="P109" style:family="paragraph" style:parent-style-name="Standard">
      <style:paragraph-properties fo:text-align="justify" style:justify-single-word="false"/>
      <style:text-properties fo:font-weight="normal" officeooo:rsid="00264861" officeooo:paragraph-rsid="009815a9" fo:background-color="transparent" style:font-weight-asian="normal" style:font-weight-complex="normal"/>
    </style:style>
    <style:style style:name="T1" style:family="text">
      <style:text-properties fo:background-color="transparent" loext:char-shading-value="0"/>
    </style:style>
    <style:style style:name="T2" style:family="text">
      <style:text-properties officeooo:rsid="003350ca" fo:background-color="transparent" loext:char-shading-value="0"/>
    </style:style>
    <style:style style:name="T3" style:family="text">
      <style:text-properties officeooo:rsid="0034a844" fo:background-color="transparent" loext:char-shading-value="0"/>
    </style:style>
    <style:style style:name="T4" style:family="text">
      <style:text-properties officeooo:rsid="003621d5" fo:background-color="transparent" loext:char-shading-value="0"/>
    </style:style>
    <style:style style:name="T5" style:family="text">
      <style:text-properties officeooo:rsid="0038f7d2" fo:background-color="transparent" loext:char-shading-value="0"/>
    </style:style>
    <style:style style:name="T6" style:family="text">
      <style:text-properties officeooo:rsid="003ab53e" fo:background-color="transparent" loext:char-shading-value="0"/>
    </style:style>
    <style:style style:name="T7" style:family="text">
      <style:text-properties officeooo:rsid="003b06c1" fo:background-color="transparent" loext:char-shading-value="0"/>
    </style:style>
    <style:style style:name="T8" style:family="text">
      <style:text-properties officeooo:rsid="003bd6f3" fo:background-color="transparent" loext:char-shading-value="0"/>
    </style:style>
    <style:style style:name="T9" style:family="text">
      <style:text-properties officeooo:rsid="003d733f" fo:background-color="transparent" loext:char-shading-value="0"/>
    </style:style>
    <style:style style:name="T10" style:family="text">
      <style:text-properties officeooo:rsid="003f6f56" fo:background-color="transparent" loext:char-shading-value="0"/>
    </style:style>
    <style:style style:name="T11" style:family="text">
      <style:text-properties officeooo:rsid="00416278" fo:background-color="transparent" loext:char-shading-value="0"/>
    </style:style>
    <style:style style:name="T12" style:family="text">
      <style:text-properties officeooo:rsid="00441441" fo:background-color="transparent" loext:char-shading-value="0"/>
    </style:style>
    <style:style style:name="T13" style:family="text">
      <style:text-properties officeooo:rsid="0044cadb" fo:background-color="transparent" loext:char-shading-value="0"/>
    </style:style>
    <style:style style:name="T14" style:family="text">
      <style:text-properties officeooo:rsid="0044eea8" fo:background-color="transparent" loext:char-shading-value="0"/>
    </style:style>
    <style:style style:name="T15" style:family="text">
      <style:text-properties officeooo:rsid="00451cb8" fo:background-color="transparent" loext:char-shading-value="0"/>
    </style:style>
    <style:style style:name="T16" style:family="text">
      <style:text-properties officeooo:rsid="004703ac" fo:background-color="transparent" loext:char-shading-value="0"/>
    </style:style>
    <style:style style:name="T17" style:family="text">
      <style:text-properties officeooo:rsid="0048920f" fo:background-color="transparent" loext:char-shading-value="0"/>
    </style:style>
    <style:style style:name="T18" style:family="text">
      <style:text-properties officeooo:rsid="0049858d" fo:background-color="transparent" loext:char-shading-value="0"/>
    </style:style>
    <style:style style:name="T19" style:family="text">
      <style:text-properties officeooo:rsid="004ad76d" fo:background-color="transparent" loext:char-shading-value="0"/>
    </style:style>
    <style:style style:name="T20" style:family="text">
      <style:text-properties officeooo:rsid="004cc691" fo:background-color="transparent" loext:char-shading-value="0"/>
    </style:style>
    <style:style style:name="T21" style:family="text">
      <style:text-properties officeooo:rsid="00504030" fo:background-color="transparent" loext:char-shading-value="0"/>
    </style:style>
    <style:style style:name="T22" style:family="text">
      <style:text-properties officeooo:rsid="005221b7" fo:background-color="transparent" loext:char-shading-value="0"/>
    </style:style>
    <style:style style:name="T23" style:family="text">
      <style:text-properties officeooo:rsid="00536d0f" fo:background-color="transparent" loext:char-shading-value="0"/>
    </style:style>
    <style:style style:name="T24" style:family="text">
      <style:text-properties officeooo:rsid="00562586" fo:background-color="transparent" loext:char-shading-value="0"/>
    </style:style>
    <style:style style:name="T25" style:family="text">
      <style:text-properties officeooo:rsid="00575e2d" fo:background-color="transparent" loext:char-shading-value="0"/>
    </style:style>
    <style:style style:name="T26" style:family="text">
      <style:text-properties officeooo:rsid="005848e9" fo:background-color="transparent" loext:char-shading-value="0"/>
    </style:style>
    <style:style style:name="T27" style:family="text">
      <style:text-properties officeooo:rsid="0059fcd7" fo:background-color="transparent" loext:char-shading-value="0"/>
    </style:style>
    <style:style style:name="T28" style:family="text">
      <style:text-properties officeooo:rsid="005adcdb" fo:background-color="transparent" loext:char-shading-value="0"/>
    </style:style>
    <style:style style:name="T29" style:family="text">
      <style:text-properties officeooo:rsid="005e03d5" fo:background-color="transparent" loext:char-shading-value="0"/>
    </style:style>
    <style:style style:name="T30" style:family="text">
      <style:text-properties officeooo:rsid="005f71d5" fo:background-color="transparent" loext:char-shading-value="0"/>
    </style:style>
    <style:style style:name="T31" style:family="text">
      <style:text-properties officeooo:rsid="005d7e26" fo:background-color="transparent" loext:char-shading-value="0"/>
    </style:style>
    <style:style style:name="T32" style:family="text">
      <style:text-properties officeooo:rsid="0061d4f4" fo:background-color="transparent" loext:char-shading-value="0"/>
    </style:style>
    <style:style style:name="T33" style:family="text">
      <style:text-properties officeooo:rsid="00816b23" fo:background-color="transparent" loext:char-shading-value="0"/>
    </style:style>
    <style:style style:name="T34" style:family="text">
      <style:text-properties fo:font-weight="normal" officeooo:rsid="006e6647" fo:background-color="#d3d3d3" loext:char-shading-value="0" style:font-weight-asian="normal" style:font-weight-complex="normal"/>
    </style:style>
    <style:style style:name="T35" style:family="text">
      <style:text-properties fo:font-weight="normal" officeooo:rsid="006e6647" style:font-weight-asian="normal" style:font-weight-complex="normal"/>
    </style:style>
    <style:style style:name="T36" style:family="text">
      <style:text-properties fo:background-color="#d3d3d3" loext:char-shading-value="0"/>
    </style:style>
    <style:style style:name="T37" style:family="text">
      <style:text-properties officeooo:rsid="00264861" fo:background-color="#d3d3d3" loext:char-shading-value="0"/>
    </style:style>
    <style:style style:name="T38" style:family="text">
      <style:text-properties officeooo:rsid="0034a844" fo:background-color="#d3d3d3" loext:char-shading-value="0"/>
    </style:style>
    <style:style style:name="T39" style:family="text">
      <style:text-properties officeooo:rsid="003621d5" fo:background-color="#d3d3d3" loext:char-shading-value="0"/>
    </style:style>
    <style:style style:name="T40" style:family="text">
      <style:text-properties officeooo:rsid="003d733f" fo:background-color="#d3d3d3" loext:char-shading-value="0"/>
    </style:style>
    <style:style style:name="T41" style:family="text">
      <style:text-properties officeooo:rsid="003b06c1" fo:background-color="#d3d3d3" loext:char-shading-value="0"/>
    </style:style>
    <style:style style:name="T42" style:family="text">
      <style:text-properties officeooo:rsid="00416278" fo:background-color="#d3d3d3" loext:char-shading-value="0"/>
    </style:style>
    <style:style style:name="T43" style:family="text">
      <style:text-properties officeooo:rsid="0044cadb" fo:background-color="#d3d3d3" loext:char-shading-value="0"/>
    </style:style>
    <style:style style:name="T44" style:family="text">
      <style:text-properties officeooo:rsid="004cc691" fo:background-color="#d3d3d3" loext:char-shading-value="0"/>
    </style:style>
    <style:style style:name="T45" style:family="text">
      <style:text-properties officeooo:rsid="00504030" fo:background-color="#d3d3d3" loext:char-shading-value="0"/>
    </style:style>
    <style:style style:name="T46" style:family="text">
      <style:text-properties officeooo:rsid="00536d0f" fo:background-color="#d3d3d3" loext:char-shading-value="0"/>
    </style:style>
    <style:style style:name="T47" style:family="text">
      <style:text-properties officeooo:rsid="00575e2d" fo:background-color="#d3d3d3" loext:char-shading-value="0"/>
    </style:style>
    <style:style style:name="T48" style:family="text">
      <style:text-properties officeooo:rsid="005adcdb" fo:background-color="#d3d3d3" loext:char-shading-value="0"/>
    </style:style>
    <style:style style:name="T49" style:family="text">
      <style:text-properties officeooo:rsid="005f71d5" fo:background-color="#d3d3d3" loext:char-shading-value="0"/>
    </style:style>
    <style:style style:name="T50" style:family="text">
      <style:text-properties officeooo:rsid="006a91e0" fo:background-color="#d3d3d3" loext:char-shading-value="0"/>
    </style:style>
    <style:style style:name="T51" style:family="text">
      <style:text-properties officeooo:rsid="0061d4f4"/>
    </style:style>
    <style:style style:name="T52" style:family="text">
      <style:text-properties fo:background-color="#00ff7f" loext:char-shading-value="0"/>
    </style:style>
    <style:style style:name="T53" style:family="text">
      <style:text-properties officeooo:rsid="0061d4f4" fo:background-color="#00ff7f" loext:char-shading-value="0"/>
    </style:style>
    <style:style style:name="T54" style:family="text">
      <style:text-properties officeooo:rsid="006165e4" fo:background-color="#00ff7f" loext:char-shading-value="0"/>
    </style:style>
    <style:style style:name="T55" style:family="text">
      <style:text-properties officeooo:rsid="0044cadb" fo:background-color="#00ff7f" loext:char-shading-value="0"/>
    </style:style>
    <style:style style:name="T56" style:family="text">
      <style:text-properties officeooo:rsid="005848e9" fo:background-color="#00ff7f" loext:char-shading-value="0"/>
    </style:style>
    <style:style style:name="T57" style:family="text">
      <style:text-properties officeooo:rsid="006a91e0" fo:background-color="#00ff7f" loext:char-shading-value="0"/>
    </style:style>
    <style:style style:name="T58" style:family="text">
      <style:text-properties officeooo:rsid="00683347" fo:background-color="#00ff7f" loext:char-shading-value="0"/>
    </style:style>
    <style:style style:name="T59" style:family="text">
      <style:text-properties officeooo:rsid="006ba7a9" fo:background-color="#00ff7f" loext:char-shading-value="0"/>
    </style:style>
    <style:style style:name="T60" style:family="text">
      <style:text-properties officeooo:rsid="0063a85e"/>
    </style:style>
    <style:style style:name="T61" style:family="text">
      <style:text-properties officeooo:rsid="00683347"/>
    </style:style>
    <style:style style:name="T62" style:family="text">
      <style:text-properties officeooo:rsid="006a91e0"/>
    </style:style>
    <style:style style:name="T63" style:family="text">
      <style:text-properties officeooo:rsid="006ba7a9"/>
    </style:style>
    <style:style style:name="T64" style:family="text">
      <style:text-properties officeooo:rsid="006f954b"/>
    </style:style>
    <style:style style:name="T65" style:family="text">
      <style:text-properties officeooo:rsid="006fa8e7"/>
    </style:style>
    <style:style style:name="T66" style:family="text">
      <style:text-properties officeooo:rsid="00710920"/>
    </style:style>
    <style:style style:name="T67" style:family="text">
      <style:text-properties officeooo:rsid="007264b8"/>
    </style:style>
    <style:style style:name="T68" style:family="text">
      <style:text-properties officeooo:rsid="007418b0"/>
    </style:style>
    <style:style style:name="T69" style:family="text">
      <style:text-properties officeooo:rsid="00746b69"/>
    </style:style>
    <style:style style:name="T70"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71"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style:font-style-asian="normal" style:font-weight-asian="normal" style:text-emphasize="none"/>
    </style:style>
    <style:style style:name="T72"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style:font-style-asian="normal" style:font-weight-asian="normal" style:text-emphasize="none"/>
    </style:style>
    <style:style style:name="T73"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74"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ff0000" loext:char-shading-value="0" style:font-style-asian="normal" style:font-weight-asian="normal" style:text-emphasize="none"/>
    </style:style>
    <style:style style:name="T75"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fo:background-color="#ff0000" loext:char-shading-value="0" style:font-style-asian="normal" style:font-weight-asian="normal" style:text-emphasize="none"/>
    </style:style>
    <style:style style:name="T76"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52b9" style:letter-kerning="true" fo:background-color="#ff0000" loext:char-shading-value="0" style:font-style-asian="normal" style:font-weight-asian="normal" style:text-emphasize="none"/>
    </style:style>
    <style:style style:name="T77"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00ffff" loext:char-shading-value="0" style:font-style-asian="normal" style:font-weight-asian="normal" style:text-emphasize="none"/>
    </style:style>
    <style:style style:name="T78"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fo:background-color="#00ffff" loext:char-shading-value="0" style:font-style-asian="normal" style:font-weight-asian="normal" style:text-emphasize="none"/>
    </style:style>
    <style:style style:name="T79" style:family="text">
      <style:text-properties fo:background-color="#fff200" loext:char-shading-value="0"/>
    </style:style>
    <style:style style:name="T80" style:family="text">
      <style:text-properties officeooo:rsid="003bd6f3" fo:background-color="#fff200" loext:char-shading-value="0"/>
    </style:style>
    <style:style style:name="T81" style:family="text">
      <style:text-properties officeooo:rsid="0044cadb" fo:background-color="#fff200" loext:char-shading-value="0"/>
    </style:style>
    <style:style style:name="T82" style:family="text">
      <style:text-properties officeooo:rsid="00536d0f" fo:background-color="#fff200" loext:char-shading-value="0"/>
    </style:style>
    <style:style style:name="T83" style:family="text">
      <style:text-properties officeooo:rsid="00683347" fo:background-color="#fff200" loext:char-shading-value="0"/>
    </style:style>
    <style:style style:name="T84" style:family="text">
      <style:text-properties officeooo:rsid="007264b8" fo:background-color="#fff200" loext:char-shading-value="0"/>
    </style:style>
    <style:style style:name="T85" style:family="text">
      <style:text-properties officeooo:rsid="00746b69" fo:background-color="#fff200" loext:char-shading-value="0"/>
    </style:style>
    <style:style style:name="T86" style:family="text">
      <style:text-properties officeooo:rsid="0034a844" fo:background-color="#fff200" loext:char-shading-value="0"/>
    </style:style>
    <style:style style:name="T87" style:family="text">
      <style:text-properties officeooo:rsid="0044eea8" fo:background-color="#fff200" loext:char-shading-value="0"/>
    </style:style>
    <style:style style:name="T88" style:family="text">
      <style:text-properties officeooo:rsid="00504030" fo:background-color="#fff200" loext:char-shading-value="0"/>
    </style:style>
    <style:style style:name="T89" style:family="text">
      <style:text-properties officeooo:rsid="005adcdb" fo:background-color="#fff200" loext:char-shading-value="0"/>
    </style:style>
    <style:style style:name="T90" style:family="text">
      <style:text-properties officeooo:rsid="006a91e0" fo:background-color="#fff200" loext:char-shading-value="0"/>
    </style:style>
    <style:style style:name="T91" style:family="text">
      <style:text-properties officeooo:rsid="00710920" fo:background-color="#fff200" loext:char-shading-value="0"/>
    </style:style>
    <style:style style:name="T92" style:family="text">
      <style:text-properties fo:background-color="#ff0000" loext:char-shading-value="0"/>
    </style:style>
    <style:style style:name="T93" style:family="text">
      <style:text-properties officeooo:rsid="0044cadb" fo:background-color="#ff0000" loext:char-shading-value="0"/>
    </style:style>
    <style:style style:name="T94" style:family="text">
      <style:text-properties officeooo:rsid="00416278" fo:background-color="#ff0000" loext:char-shading-value="0"/>
    </style:style>
    <style:style style:name="T95" style:family="text">
      <style:text-properties officeooo:rsid="003d733f" fo:background-color="#ff0000" loext:char-shading-value="0"/>
    </style:style>
    <style:style style:name="T96" style:family="text">
      <style:text-properties officeooo:rsid="003f6f56" fo:background-color="#ff0000" loext:char-shading-value="0"/>
    </style:style>
    <style:style style:name="T97" style:family="text">
      <style:text-properties officeooo:rsid="00451cb8" fo:background-color="#ff0000" loext:char-shading-value="0"/>
    </style:style>
    <style:style style:name="T98" style:family="text">
      <style:text-properties officeooo:rsid="004703ac" fo:background-color="#ff0000" loext:char-shading-value="0"/>
    </style:style>
    <style:style style:name="T99" style:family="text">
      <style:text-properties officeooo:rsid="0048920f" fo:background-color="#ff0000" loext:char-shading-value="0"/>
    </style:style>
    <style:style style:name="T100" style:family="text">
      <style:text-properties officeooo:rsid="0049858d" fo:background-color="#ff0000" loext:char-shading-value="0"/>
    </style:style>
    <style:style style:name="T101" style:family="text">
      <style:text-properties officeooo:rsid="004ad76d" fo:background-color="#ff0000" loext:char-shading-value="0"/>
    </style:style>
    <style:style style:name="T102" style:family="text">
      <style:text-properties officeooo:rsid="004cc691" fo:background-color="#ff0000" loext:char-shading-value="0"/>
    </style:style>
    <style:style style:name="T103" style:family="text">
      <style:text-properties officeooo:rsid="00536d0f" fo:background-color="#ff0000" loext:char-shading-value="0"/>
    </style:style>
    <style:style style:name="T104" style:family="text">
      <style:text-properties fo:background-color="#00ffff" loext:char-shading-value="0"/>
    </style:style>
    <style:style style:name="T105" style:family="text">
      <style:text-properties officeooo:rsid="003350ca" fo:background-color="#00ffff" loext:char-shading-value="0"/>
    </style:style>
    <style:style style:name="T106" style:family="text">
      <style:text-properties officeooo:rsid="003bd6f3" fo:background-color="#00ffff" loext:char-shading-value="0"/>
    </style:style>
    <style:style style:name="T107" style:family="text">
      <style:text-properties officeooo:rsid="003d733f" fo:background-color="#00ffff" loext:char-shading-value="0"/>
    </style:style>
    <style:style style:name="T108" style:family="text">
      <style:text-properties officeooo:rsid="0044cadb" fo:background-color="#00ffff" loext:char-shading-value="0"/>
    </style:style>
    <style:style style:name="T109" style:family="text">
      <style:text-properties officeooo:rsid="00536d0f" fo:background-color="#00ffff" loext:char-shading-value="0"/>
    </style:style>
    <style:style style:name="T110" style:family="text">
      <style:text-properties officeooo:rsid="006a91e0" fo:background-color="#00ffff" loext:char-shading-value="0"/>
    </style:style>
    <style:style style:name="T111" style:family="text">
      <style:text-properties officeooo:rsid="006fa8e7" fo:background-color="#00ffff" loext:char-shading-value="0"/>
    </style:style>
    <style:style style:name="T112" style:family="text">
      <style:text-properties officeooo:rsid="00710920" fo:background-color="#00ffff" loext:char-shading-value="0"/>
    </style:style>
    <style:style style:name="T113" style:family="text">
      <style:text-properties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17">La selección genómica fue propuesta por Meuwissen, Hayes, y Goddard (2001) como una herramienta prometedora para superar las limitaciones de los métodos de mejora genética convencional como el BLUP, en donde se utiliza la matriz A con información de pedigríes. A diferencia del BLUP, los métodos de selección genómica basados en información de genotipos tienen en cuenta la variación genética no explicada por el pedigrí debido a la variación del muestreo Mendeliano (Daetwyler et al. 2007; Morais-Júnior, Duarte, et al. 2018), además revelan relaciones entre individuos que aparentemente no están relacionados en el pedigrí (Pszczola et al. 2012), permitiendo con esto una selección más precisa de caracteres cuantitativos de importancia económica.</text:p>
      <text:p text:style-name="P17"/>
      <text:p text:style-name="P17">Debido al éxito en la mejora de la ganancia genética en animales, se planteó el uso de la selección genómica en plantas, y en el tiempo actual se ha establecido como un enfoque prometedor en diferentes especies de plantas (Robertsen, Hjortshøj, y Janss 2019), entre ellas el arroz donde se ha demostrado su uso potencial a través de estudios de simulación (Xu et al. 2021). Sin embargo, tanto en animales como en plantas, para construir modelos de selección genómica confiables se necesita de conjuntos de entrenamiento lo suficientemente grandes (Imai et al. 2019), y el costo para obtener un genotipado completo de individuos puede ser también una limitante en el uso de esta metodología (Pérez-Rodríguez et al. 2017; Ratcliffe et al. 2017).</text:p>
      <text:p text:style-name="P17"/>
      <text:p text:style-name="P17">Como solución a estos problemas se desarrolló el ssGBLUP, el cual es un método de selección donde la información genómica se extiende a los individuos sin genotipo a partir de una matriz de parentesco combinada con información de genotipos y del pedigrí (Legarra, Aguilar, y Misztal 2009; Misztal, Legarra, y Aguilar 2009), denominada como matriz H. En vista a esto, consideramos que la selección genómica mediante el ssGBLUP puede ser una opción interesante para la mejora genética en el arroz, además que a partir del uso de esta metodología se puede obtener predicciones más precisas a través de una mejor estimación del parentesco entre individuos, y estimaciones más precisas de los parámetros genéticos (Karimi et al. 2018).</text:p>
      <text:p text:style-name="P17"/>
      <text:p text:style-name="P17">En este estudio para el carácter tiempo de floración, la estima de heredabilidad en sentido estricto, definida como la relación entre la varianza genética aditiva y la varianza fenotípica, se ubicó en los rangos informados en otros estudios como el de Morais-Júnior, Breseghello, et al. (2018) con valores entre 0.81 a 0.89, y el de Morais-Júnior, Duarte, et al. (2018) con valores de 0.83 a 0.99, valores que indican que se trata de un carácter muy heredable. De acuerdo con Vourlaki et al. (s. f.), el tiempo de floración es un carácter particularmente importante, debido a que tiene un impacto económico en la producción de arroz. A partir de los resultados obtenidos en este estudio, podemos afirmar que el número de marcadores y de individuos genotipados pudieron afectar la precisión con que se estimó la heredabilidad para el carácter tiempo de floración.</text:p>
      <text:p text:style-name="P17"/>
      <text:p text:style-name="P17">El factor más importante que determina el éxito de la selección genómica es la predicción precisa del GEBV (Nakaya y Isobe 2012). De acuerdo a Hidalgo et al. (2021), la precisión del GEBV es un parámetro importante en los programas de mejora genética debido a su relación directa con la respuesta a la selección. En el tiempo actual, se ha logrado grandes avances en la comprensión de los principales factores que afectan la precisión del GEBV, entre ellos el número de marcadores y de individuos genotipados (Nakaya y Isobe 2012; Desta y Ortiz 2014; Morais-Júnior, Breseghello, et al. 2018; Bartholomé, Thathapalli-Prakash, y Cobb 2021).</text:p>
      <text:p text:style-name="P17"/>
      <text:p text:style-name="P17">En relación con el número de marcadores, de acuerdo con de los Campos et al. (2013) e Imai et al. (2019), la precisión de la predicción es más baja con un número insuficiente de marcadores debido a <text:soft-page-break/>que la probabilidad de asociación (o de desequilibrio de ligamiento) entre dichos marcadores con el QTL tiende a disminuir. Sin embargo, aunque la teoría indica que a mayor cantidad de marcadores mejor será la predicción, se ha demostrado también que a ciertas densidades es difícil mejorar significativamente dicha precisión (Wang et al. 2018).</text:p>
      <text:p text:style-name="P17"/>
      <text:p text:style-name="P17">Esto último se observó en los resultados de nuestro estudio (Figuras 5.4 y 5.5), ya que al utilizar una densidad aproximada entre 1.000 y 10.000 marcadores se evidenció una precisión similar a usar la mayor cantidad de marcadores disponibles. A este respecto, varios estudios han evaluado la posibilidad de usar menos cantidad de marcadores sin afectar notablemente la precisión de la predicción genómica. A partir de una población constituida por 369 líneas de arroz mejorado del Instituto Internacional de Investigación del Arroz (IRRI), Kyselova, Tichý, y Jochová (2021) determinaron el número de marcadores necesario para implementar la selección genómica, seleccionando de forma aleatoria y distribuidos uniformemente en todo el genoma subconjuntos de los 73.147 marcadores disponibles, observando para casi todos los caracteres evaluados diferencias no significativas en la precisión de la predicción genómica con una cantidad mayor a 7.142 marcadores. Zhu et al. (2017) investigaron el efecto de la densidad de marcadores en la predicción genómica de caracteres de crecimiento en bovino de carne Simmental Chino, estudio que demostró que la precisión para la selección genómica puede alcanzar una meseta a densidades bajas de marcadores. En un estudio llevado a cabo para caracteres de crecimiento en camarón blanco del Pacífico, Wang et al. (2017) reportaron una mejora en la precisión de la predicción con un aumento en el número de marcadores, evidenciando también un efecto débil de la densidad del marcador sobre dicha precisión después de que la cantidad de marcadores alcanzara un valor de 3.200. Una tendencia similar se encuentra en otros estudios (B. Tan et al. 2017; Haile et al. 2018; Norman et al. 2018; e Sousa et al. 2019; Lu et al. 2020) donde se menciona que si la densidad del marcador alcanza cierto nivel, ya no es beneficioso para la precisión de la predicción genómica.</text:p>
      <text:p text:style-name="P17"/>
      <text:p text:style-name="P109">Como consecuencia de lo anterior, durante los últimos años se han propuesto diferentes metodologías que permiten identificar y seleccionar subconjuntos de marcadores con asociación directa con el QTL. Li et al. (2018), sugirieron el uso de tres métodos de aprendizaje automático (Random Forests, Gradient Boosting Machine y Extreme Gradient Method) en la identificación de subconjuntos de marcadores para la predicción genómica. Utilizando información de 38.082 marcadores y del fenotipo peso corporal en bovinos Brahman, estos autores demostraron que los métodos de aprendizaje automático eran métodos eficientes para identificar subconjuntos de SNP con asociación directa a genes que pueden afectar dicho carácter de crecimiento, demostrando también que la precisión de la predicción genómica a partir de los 3.000 marcadores identificados utilizando estos métodos era similar a la precisión obtenida en base al total de 38.082 marcadores. En otros estudios (Long et al. 2011; e Sousa et al. 2019) se ha mencionado también los beneficios de identificar y seleccionar subconjuntos de marcadores para reducir el costo del genotipado mientras se mantiene la precisión de la predicción a un nivel razonable.</text:p>
      <text:p text:style-name="P109"/>
      <text:p text:style-name="P109">De acuerdo a Wang et al. (2018), la predicción genómica es más precisa a mayor cantidad de individuos genotipados (o en conjuntos de entrenamiento más grandes) debido a que cuanto mayor es la cantidad de individuos genotipados, más muestras con información de fenotipos y de genotipos se pueden utilizar, y en consecuencia, la precisión de la estimación de los efectos genéticos se puede mejorar. Nuestros resultados (Figuras 5.4 y 5.5), así como los obtenidos en otros estudios (Lourenco et al. 2015; Ratcliffe et al. 2017; Granado-Tajada, Varona, y Ugarte 2021), respaldan esta afirmación a través de una mejora en la precisión de la predicción al aumentar la cantidad de individuos genotipados. A diferencia del estudio en trigo hexaploide llevado a cabo por Norman et al. (2018), quienes informaron de una precisión en la predicción máxima entre 3.930 y 7.450 individuos genotipados, en nuestro estudio no se evidenció un punto en el que dicha precisión tendiera a <text:soft-page-break/>estabilizarse. Los mismos autores (Norman et al. 2018) señalan lo difícil que es determinar el tamaño del conjunto de entrenamiento ideal, debido a que el número de individuos genotipados necesarios para ubicar un punto de rendimiento decreciente suele tener un costo prohibitivamente alto.</text:p>
      <text:p text:style-name="P109"/>
      <text:p text:style-name="P109">En relación a lo anteriormente mencionado, Bartholomé, Thathapalli Prakash, y Cobb (2021) y Granado-Tajada, Varona, y Ugarte (2021) afirman que en los programas de mejora genética (en plantas y en animales), no siempre son posibles grandes conjuntos de entrenamiento, y una forma de resolver este problema consiste en diseñar estrategias de genotipado para optimizar la composición de un conjunto de entrenamiento con el que se pueda lograr una buena precisión en la predicción.</text:p>
      <text:p text:style-name="P109"/>
      <text:p text:style-name="P109">Al comparar el BLUP convencional (esto es, los casos en los que se consideró densidad de marcador de 0 y ningún individuo genotipado) con el ssGBLUP, nuestros resultados demostraron que el ssGBLUP superó al BLUP en términos de precisión de la predicción. Con relación a esto, los beneficios de incluir información de genotipos en la precisión de la predicción se ha informado en otros estudios. Para caracteres de calidad en cítricos, Imai et al. (2019) informaron una mejor precisión a partir del uso de información genómica, lo que según los mismos autores demuestra el potencial del ssGBLUP para la mejora genética de frutas. Ratcliffe et al. (2017), usando diferentes proporciones de individuos genotipados (0 %, 25 %, 50 %, 75 % y 100 %), encontraron un aumento en la precisión de la predicción por encima del 3 % y del 6 % para caracteres como la altura del árbol y la densidad de la madera, respectivamente, al usar información de genotipos. Lourenco et al. (2015) indicaron predicciones más precisas en las evaluaciones genómicas mediante el ssGBLUP comparado con las evaluaciones convencionales, en caracteres relacionados con la eficiencia en pollos de engorde. Sobre este punto, el aumento en la precisión de la predicción se debe a que, a diferencia del ssGBLUP, en el BLUP se asume una relación promedio de cero entre individuos fundadores (Toro, García-Cortés, y Legarra 2011), y se ignora el término del muestreo Mendeliano (Ratcliffe et al. 2017; Hidalgo et al. 2021).</text:p>
      <text:p text:style-name="P109"/>
      <text:p text:style-name="P109">A partir de los resultados obtenidos en este estudio, hemos demostrado el potencial del ssGBLUP para la mejora genética del arroz utilizando datos reales y datos obtenidos mediante simulación por ordenador. Consideramos que el método del ssGBLUP abre la posibilidad de utilizar información de pedigrí en arroz, información que anterior al desarrollo de esta metodología no había sido relevante (Robertsen, Hjortshøj, y Janss 2019), y así realizar predicciones sobre individuos no genotipados con un pedigrí conocido. Creemos que es interesante que sea posible obtener una buena precisión de la predicción genómica utilizando una densidad de marcador menor (entre 1.000 y 10.000 marcadores) a la densidad total (100.231 marcadores), hecho que implica que la selección genómica para el carácter tiempo de floración en arroz, mediante el ssGBLUP, puede realizarse con información de genotipos a bajo costo. Este estudio sirve como ejemplo de como el número de marcadores y de individuos genotipados pueden optimizarse para mejorar la precisión de la predicción genómica en cultivos de arroz.</text:p>
      <text:p text:style-name="P17"/>
      <text:p text:style-name="P17">–</text:p>
      <text:p text:style-name="P17"/>
      <text:p text:style-name="P59"><text:span text:style-name="T37">E</text:span><text:span text:style-name="T36">xploring the areas of applicability</text:span><text:span text:style-name="T1"> …</text:span></text:p>
      <text:p text:style-name="P18"/>
      <text:p text:style-name="P18">- Un objetivo importante es el desarrollo de método con mayor precisión de la predicción genómica (pag 42).</text:p>
      <text:p text:style-name="P18"/>
      <text:p text:style-name="P18">- Comparación entre métodos como BayesB, RR… sin embargo las causas de las diferencias en la precisión de los métodos aún no son claros (pag 42 y 51).</text:p>
      <text:p text:style-name="P18"><text:soft-page-break/></text:p>
      <text:p text:style-name="P18">–</text:p>
      <text:p text:style-name="P18"/>
      <text:p text:style-name="P60"><text:span text:style-name="T36">Genomic selection in rice: empirical</text:span><text:span text:style-name="T1"> …</text:span></text:p>
      <text:p text:style-name="P19"/>
      <text:p text:style-name="P60"><text:span text:style-name="T1">- </text:span><text:span text:style-name="T2">Estudios de simulación o con datos para ver los factores que afectan la precisión (pag 243).</text:span></text:p>
      <text:p text:style-name="P20"/>
      <text:p text:style-name="P20">- Para que la GS sea practico en plantas, se debe considerar la interacción GxE (pag 244).</text:p>
      <text:p text:style-name="P20"/>
      <text:p text:style-name="P61"><text:span text:style-name="T2">- </text:span><text:span text:style-name="T105">Tamaño </text:span><text:span text:style-name="T106">pequeño </text:span><text:span text:style-name="T105">de la pob de entrenamiento </text:span><text:span text:style-name="T106">puede afectar la precisión. Incluso con heredabilidades altas</text:span><text:span text:style-name="T105"> (pag 244)</text:span><text:span text:style-name="T2">.</text:span></text:p>
      <text:p text:style-name="P21"/>
      <text:p text:style-name="P65"><text:span text:style-name="T2">- </text:span><text:span text:style-name="T80">Relación positiva entre heredabilidad y precisión (pag 247)</text:span><text:span text:style-name="T8"> </text:span></text:p>
      <text:p text:style-name="P21"/>
      <text:p text:style-name="P21">- <text:span text:style-name="T79">Ejemplo de estudios donde a mayor densidad, no se aumenta la precisión, , y el LD (pag 247)</text:span>.</text:p>
      <text:p text:style-name="P21"/>
      <text:p text:style-name="P61"><text:span text:style-name="T2">- </text:span><text:span text:style-name="T86">La precisión es mejor con muchos marcadores que con unos pocos (pag 253)</text:span><text:span text:style-name="T3">.</text:span></text:p>
      <text:p text:style-name="P22"/>
      <text:p text:style-name="P22">–</text:p>
      <text:p text:style-name="P22"/>
      <text:p text:style-name="P67"><text:span text:style-name="T38">S</text:span><text:span text:style-name="T36">ingle-step BLUP with varying</text:span><text:span text:style-name="T1"> ...</text:span></text:p>
      <text:p text:style-name="P22"/>
      <text:p text:style-name="P62"><text:span text:style-name="T3">- </text:span><text:span text:style-name="T4">El ssGBLUP proporciona resultados tan buenos o mejores que el GBLUP </text:span><text:span text:style-name="T3">(pag </text:span><text:span text:style-name="T4">940).</text:span></text:p>
      <text:p text:style-name="P23"/>
      <text:p text:style-name="P23">–</text:p>
      <text:p text:style-name="P23"/>
      <text:p text:style-name="P68"><text:span text:style-name="T39">S</text:span><text:span text:style-name="T36">ingle-step genomic prediction of fruit-quality</text:span><text:span text:style-name="T1"> ...</text:span></text:p>
      <text:p text:style-name="P23"/>
      <text:p text:style-name="P63"><text:span text:style-name="T4">- </text:span><text:span text:style-name="T5">El ssGBLUP supera al GBLUp debido a que cuenta con más información </text:span><text:span text:style-name="T3">(pag </text:span><text:span text:style-name="T5">9).</text:span></text:p>
      <text:p text:style-name="P24"/>
      <text:p text:style-name="P24">- <text:span text:style-name="T79">Factores que pueden afectar la precisión, entre ellos el LD entre el marcador y el QTL… imperfecta asociación entre el marcador y el QTL debido a baja densidad, puede afectar la precisión (pag 9)</text:span>.</text:p>
      <text:p text:style-name="P24"/>
      <text:p text:style-name="P63"><text:span text:style-name="T5">- </text:span><text:span text:style-name="T6">La heredabilidad también puede afectar la precisión (pag 9).</text:span></text:p>
      <text:p text:style-name="P25"/>
      <text:p text:style-name="P64"><text:span text:style-name="T6">- </text:span><text:span text:style-name="T7">La arquitectura también puede afectar la precisión … ssGBLUP asume herencia poligenica, con pequeño efecto de los marcadores (pag 10).</text:span></text:p>
      <text:p text:style-name="P26"/>
      <text:p text:style-name="P26">–</text:p>
      <text:p text:style-name="P26"/>
      <text:p text:style-name="P79"><text:span text:style-name="T41">G</text:span><text:span text:style-name="T36">enomic selection in cereal breeding</text:span><text:span text:style-name="T1"> ...</text:span></text:p>
      <text:p text:style-name="P26"/>
      <text:p text:style-name="P66"><text:span text:style-name="T7">- </text:span><text:span text:style-name="T107">El tamaño de la pob de entrenamiento puede influir en la precisión (pag 3)</text:span><text:span text:style-name="T9">.</text:span></text:p>
      <text:p text:style-name="P27"/>
      <text:p text:style-name="P27">- <text:span text:style-name="T104">La relación entre la pob de entrenamiento y prueba puede influir en la precisión (pag 3)</text:span>.</text:p>
      <text:p text:style-name="P27"/>
      <text:p text:style-name="P27">- <text:span text:style-name="T92">Con menor densidad disminuye los costos de genotipado (pag 4)</text:span>.</text:p>
      <text:p text:style-name="P27"/>
      <text:p text:style-name="P27"><text:soft-page-break/>- La mejora genética en plantas podría beneficiarse de la información de pedigri e información molecular (pag 11).</text:p>
      <text:p text:style-name="P27"/>
      <text:p text:style-name="P27">–</text:p>
      <text:p text:style-name="P27"/>
      <text:p text:style-name="P69"><text:span text:style-name="T40">D</text:span><text:span text:style-name="T36">imension reduction and variable selection </text:span><text:span text:style-name="T1">…</text:span></text:p>
      <text:p text:style-name="P28"/>
      <text:p text:style-name="P70"><text:span text:style-name="T1">- </text:span><text:span text:style-name="T92">con SNP cuidadosamente elegido se puede lograr predicciones precisas a bajo costo </text:span><text:span text:style-name="T95">(pag </text:span><text:span text:style-name="T96">248)</text:span><text:span text:style-name="T1">.</text:span></text:p>
      <text:p text:style-name="P29"/>
      <text:p text:style-name="P70"><text:span text:style-name="T1">- </text:span><text:span text:style-name="T96">Ejemplo de estudios con selección de SNP </text:span><text:span text:style-name="T95">(pag </text:span><text:span text:style-name="T96">248)</text:span><text:span text:style-name="T10">.</text:span></text:p>
      <text:p text:style-name="P30"/>
      <text:p text:style-name="P71"><text:span text:style-name="T10">- </text:span><text:span text:style-name="T94">Se seleccionan SNP con el fin de reducir costos manteniendo la capacidad predictiva </text:span><text:span text:style-name="T95">(pag </text:span><text:span text:style-name="T94">255)</text:span><text:span text:style-name="T11">.</text:span></text:p>
      <text:p text:style-name="P31"/>
      <text:p text:style-name="P72"><text:span text:style-name="T11">- </text:span><text:span text:style-name="T94">Es posible usar la reducción de dimensión y la selección de variables para predecir de forma precisa y rentable en GS </text:span><text:span text:style-name="T93">(pag 256)</text:span><text:span text:style-name="T11">.</text:span></text:p>
      <text:p text:style-name="P31"/>
      <text:p text:style-name="P31">–</text:p>
      <text:p text:style-name="P31"/>
      <text:p text:style-name="P80"><text:span text:style-name="T42">E</text:span><text:span text:style-name="T36">ffect of hidden relatedness</text:span><text:span text:style-name="T1"> ...</text:span></text:p>
      <text:p text:style-name="P31"/>
      <text:p text:style-name="P72"><text:span text:style-name="T11">- </text:span><text:span text:style-name="T12">Con una rápida descomposición del LD se requiere del genotipado de grandes poblaciones de entrenamiento </text:span><text:span text:style-name="T13">(pag 4)</text:span><text:span text:style-name="T12">.</text:span></text:p>
      <text:p text:style-name="P32"/>
      <text:p text:style-name="P71"><text:span text:style-name="T12">- </text:span><text:span text:style-name="T93">Cantidad abrumadora de datos genómicos no aumenta la precisión, y se recomienda la selección de SNP (pag 16)</text:span><text:span text:style-name="T13">.</text:span></text:p>
      <text:p text:style-name="P33"/>
      <text:p text:style-name="P33">–</text:p>
      <text:p text:style-name="P33"/>
      <text:p text:style-name="P81"><text:span text:style-name="T43">I</text:span><text:span text:style-name="T36">ncreasing accuracy and reducing costs</text:span><text:span text:style-name="T1"> ...</text:span></text:p>
      <text:p text:style-name="P33"/>
      <text:p text:style-name="P73"><text:span text:style-name="T13">- </text:span><text:span text:style-name="T87">La precisión de la predicción fue mejor con subconjuntos de marcadores que con todos los marcadores </text:span><text:span text:style-name="T81">(pag </text:span><text:span text:style-name="T87">6)</text:span><text:span text:style-name="T14">.</text:span></text:p>
      <text:p text:style-name="P35"/>
      <text:p text:style-name="P73"><text:span text:style-name="T14">- </text:span><text:span text:style-name="T87">Con menos marcadores habra mayor sesgo. El uso de menos marcadores resulta en una confiabilidad ligeramente mayor </text:span><text:span text:style-name="T81">(pag </text:span><text:span text:style-name="T87">7)</text:span><text:span text:style-name="T14">.</text:span></text:p>
      <text:p text:style-name="P35"/>
      <text:p text:style-name="P73"><text:span text:style-name="T14">- </text:span><text:span text:style-name="T87">Precisión similar entre todos los subconjuntos de marcadores con todos los marcadores </text:span><text:span text:style-name="T81">(pag </text:span><text:span text:style-name="T87">7)</text:span><text:span text:style-name="T14">.</text:span></text:p>
      <text:p text:style-name="P35"/>
      <text:p text:style-name="P74"><text:span text:style-name="T14">- </text:span><text:span text:style-name="T97">Baja densidad de SNP es deseable para reducir los costos de genotipado </text:span><text:span text:style-name="T93">(pag </text:span><text:span text:style-name="T97">10)</text:span><text:span text:style-name="T15">.</text:span></text:p>
      <text:p text:style-name="P36"/>
      <text:p text:style-name="P74"><text:span text:style-name="T15">- </text:span><text:span text:style-name="T97">Estudios donde se evidencia los beneficios de usar subconjuntos de datos </text:span><text:span text:style-name="T93">(pag </text:span><text:span text:style-name="T97">10)</text:span><text:span text:style-name="T15">.</text:span></text:p>
      <text:p text:style-name="P36"/>
      <text:p text:style-name="P74"><text:span text:style-name="T15">- </text:span><text:span text:style-name="T97">Estrategías usadas para encontrar subconjuntos de marcadores </text:span><text:span text:style-name="T93">(pag </text:span><text:span text:style-name="T97">10)</text:span><text:span text:style-name="T15">.</text:span></text:p>
      <text:p text:style-name="P36"/>
      <text:p text:style-name="P74"><text:span text:style-name="T15">- </text:span><text:span text:style-name="T97">La selección de SNP considera varias cosas que pueden conducir a una mayor precisión </text:span><text:span text:style-name="T93">(pag </text:span><text:span text:style-name="T97">10)</text:span><text:span text:style-name="T15">.</text:span></text:p>
      <text:p text:style-name="P36"/>
      <text:p text:style-name="P75"><text:span text:style-name="T15">- La precisión de la selección es menor en rasgos complejos, debido al LD </text:span><text:span text:style-name="T13">(pag </text:span><text:span text:style-name="T15">10).</text:span></text:p>
      <text:p text:style-name="P37"/>
      <text:p text:style-name="P75"><text:soft-page-break/><text:span text:style-name="T15">- </text:span><text:span text:style-name="T98">La selección de marcadores basados en el genotipado de alta densidad es una alternativa eficaz </text:span><text:span text:style-name="T93">(pag </text:span><text:span text:style-name="T98">11)</text:span><text:span text:style-name="T16">.</text:span></text:p>
      <text:p text:style-name="P38"/>
      <text:p text:style-name="P75"><text:span text:style-name="T16">- </text:span><text:span text:style-name="T98">SNP seleccionados previamente mediante estudios de GWAS puede favorecer la mejora de la precisión </text:span><text:span text:style-name="T93">(pag </text:span><text:span text:style-name="T98">11)</text:span><text:span text:style-name="T16">.</text:span></text:p>
      <text:p text:style-name="P38"/>
      <text:p text:style-name="P76"><text:span text:style-name="T16">- </text:span><text:span text:style-name="T99">Selección de marcadores con efectos altos, sus ventajas </text:span><text:span text:style-name="T93">(pag </text:span><text:span text:style-name="T99">11)</text:span><text:span text:style-name="T17">.</text:span></text:p>
      <text:p text:style-name="P39"/>
      <text:p text:style-name="P77"><text:span text:style-name="T17">- </text:span><text:span text:style-name="T100">ML para identificar SNP con asociación directa al QTL </text:span><text:span text:style-name="T93">(pag </text:span><text:span text:style-name="T100">11)</text:span><text:span text:style-name="T18">.</text:span></text:p>
      <text:p text:style-name="P40"/>
      <text:p text:style-name="P77"><text:span text:style-name="T18">- </text:span><text:span text:style-name="T100">Eliminar SNP con efecto pequeño es una buena estrategia, además de reducir los costos de genotipado </text:span><text:span text:style-name="T93">(pag </text:span><text:span text:style-name="T100">11)</text:span><text:span text:style-name="T18">.</text:span></text:p>
      <text:p text:style-name="P40"/>
      <text:p text:style-name="P77"><text:span text:style-name="T18">- </text:span><text:span text:style-name="T100">Marcadores seleccionados distribuidos uniformemente también es interesante </text:span><text:span text:style-name="T93">(pag </text:span><text:span text:style-name="T100">11)</text:span><text:span text:style-name="T18">.</text:span></text:p>
      <text:p text:style-name="P40"/>
      <text:p text:style-name="P78"><text:span text:style-name="T18">- </text:span><text:span text:style-name="T101">Los resultados de este estudio evidencian que es posible seleccionar los marcadores y construir matrices de bajo costo para implementar la GS </text:span><text:span text:style-name="T93">(pag </text:span><text:span text:style-name="T101">12)</text:span><text:span text:style-name="T19">.</text:span></text:p>
      <text:p text:style-name="P41"/>
      <text:p text:style-name="P78"><text:span text:style-name="T19">- Diferentes poblaciones requieren diferentes número de marcadores </text:span><text:span text:style-name="T13">(pag </text:span><text:span text:style-name="T19">12).</text:span></text:p>
      <text:p text:style-name="P42"/>
      <text:p text:style-name="P83"><text:span text:style-name="T1">- La precisión de la GS disminuirá a través de generaciones de selección… La precisión de la selección genómica decaerá rápidamente como resultado de la disminución de la relación familiar después de varias generaciones de selección </text:span><text:span text:style-name="T13">(pag </text:span><text:span text:style-name="T1">12).</text:span></text:p>
      <text:p text:style-name="P42"/>
      <text:p text:style-name="P82"><text:span text:style-name="T1">- </text:span><text:span text:style-name="T102">Es posible seleccionar los marcadores más informativos para mejorar la precisión y constuir matrices de bajo costo para implementar la GS </text:span><text:span text:style-name="T93">(pag <text:s/></text:span><text:span text:style-name="T102">12)</text:span><text:span text:style-name="T20">.</text:span></text:p>
      <text:p text:style-name="P43"/>
      <text:p text:style-name="P43">–</text:p>
      <text:p text:style-name="P43"/>
      <text:p text:style-name="P84"><text:span text:style-name="T44">G</text:span><text:span text:style-name="T36">enomic selection in plant breeding: methods</text:span><text:span text:style-name="T1"> …</text:span></text:p>
      <text:p text:style-name="P44"/>
      <text:p text:style-name="P84"><text:span text:style-name="T1">- La GS cuantifica el muestreo mendeliano (que como se dice antes, se cuatifica a traves de la información de la progenie), lo cual tiene la ventaja de… </text:span><text:span text:style-name="T13">(pag </text:span><text:span text:style-name="T1">962).</text:span></text:p>
      <text:p text:style-name="P34"/>
      <text:p text:style-name="P85"><text:span text:style-name="T13">- </text:span><text:span text:style-name="T21">Existen factores que pueden afectar la precisión, entre ellos el LD </text:span><text:span text:style-name="T13">(pag </text:span><text:span text:style-name="T21">964).</text:span></text:p>
      <text:p text:style-name="P45"/>
      <text:p text:style-name="P85"><text:span text:style-name="T21">- </text:span><text:span text:style-name="T88">La precisión alcanza su limite a determinada densidad de marcador </text:span><text:span text:style-name="T81">(pag </text:span><text:span text:style-name="T88">964)</text:span><text:span text:style-name="T21">.</text:span></text:p>
      <text:p text:style-name="P45"/>
      <text:p text:style-name="P85"><text:span text:style-name="T21">- La interacción GxE debe tratarse mediante el uso de modelos especialzados </text:span><text:span text:style-name="T13">(pag </text:span><text:span text:style-name="T21">964)</text:span></text:p>
      <text:p text:style-name="P45"/>
      <text:p text:style-name="P85"><text:span text:style-name="T21">- GBLUP</text:span><text:span text:style-name="T13"> </text:span><text:span text:style-name="T21">incorporando GxE mejora la precisión </text:span><text:span text:style-name="T13">(pag </text:span><text:span text:style-name="T21">964).</text:span></text:p>
      <text:p text:style-name="P45"/>
      <text:p text:style-name="P86"><text:span text:style-name="T21">- En el mejoramiento de plantas, las interacciones GxE son importantes </text:span><text:span text:style-name="T13">(pag </text:span><text:span text:style-name="T22">964)</text:span><text:span text:style-name="T21">.</text:span></text:p>
      <text:p text:style-name="P46"/>
      <text:p text:style-name="P46">–</text:p>
      <text:p text:style-name="P46"/>
      <text:p text:style-name="P88"><text:span text:style-name="T45">G</text:span><text:span text:style-name="T36">enomic selection methods for crop improvenmet:</text:span><text:span text:style-name="T1"> ...</text:span></text:p>
      <text:p text:style-name="P46"/>
      <text:p text:style-name="P87"><text:soft-page-break/><text:span text:style-name="T21">-</text:span><text:span text:style-name="T13"> </text:span><text:span text:style-name="T109">Un gran conjunto de entrenamiento puede mejorar la precisión debido a que más muestras con información genotipica y fenotipica puede ser usada </text:span><text:span text:style-name="T108">(pag </text:span><text:span text:style-name="T109">337)</text:span><text:span text:style-name="T23">.</text:span></text:p>
      <text:p text:style-name="P44"/>
      <text:p text:style-name="P87"><text:span text:style-name="T1">- </text:span><text:span text:style-name="T82">LD entre el marcador y el QTL en la precisión </text:span><text:span text:style-name="T81">(pag </text:span><text:span text:style-name="T82">337)</text:span><text:span text:style-name="T23">.</text:span></text:p>
      <text:p text:style-name="P47"/>
      <text:p text:style-name="P87"><text:span text:style-name="T23">- </text:span><text:span text:style-name="T82">Meseta a cierta densidad del marcador </text:span><text:span text:style-name="T81">(pag </text:span><text:span text:style-name="T82">337)</text:span><text:span text:style-name="T23">.</text:span></text:p>
      <text:p text:style-name="P47"/>
      <text:p text:style-name="P87"><text:span text:style-name="T23">- </text:span><text:span text:style-name="T103">La precisión de la prediccion no es proporcional al costo </text:span><text:span text:style-name="T93">(pag </text:span><text:span text:style-name="T103">337)</text:span><text:span text:style-name="T23">.</text:span></text:p>
      <text:p text:style-name="P47"/>
      <text:p text:style-name="P87"><text:span text:style-name="T23">- El deterioro de las relaciones genéticas puede afectar también la precisión de la predicción </text:span><text:span text:style-name="T13">(pag </text:span><text:span text:style-name="T23">337).</text:span></text:p>
      <text:p text:style-name="P47"/>
      <text:p text:style-name="P87"><text:span text:style-name="T23">- Es mejor estimar los efectos del marcador cada 2 o 3 generaciones </text:span><text:span text:style-name="T13">(pag </text:span><text:span text:style-name="T23">337).</text:span></text:p>
      <text:p text:style-name="P47"/>
      <text:p text:style-name="P87"><text:span text:style-name="T23">- Es más valiosa la información de las relaciones que la información del LD </text:span><text:span text:style-name="T13">(pag </text:span><text:span text:style-name="T23">337).</text:span></text:p>
      <text:p text:style-name="P47"/>
      <text:p text:style-name="P87"><text:span text:style-name="T23">- La heredabilidad y la distribución de genes causales también puede afectar la precisión de la predicción </text:span><text:span text:style-name="T13">(pag </text:span><text:span text:style-name="T23">337).</text:span></text:p>
      <text:p text:style-name="P47"/>
      <text:p text:style-name="P87"><text:span text:style-name="T23">-</text:span><text:span text:style-name="T13"> </text:span><text:span text:style-name="T23">La interacción GxE también puede afectar la precisión de la predicción.</text:span></text:p>
      <text:p text:style-name="P47"/>
      <text:p text:style-name="P47">–</text:p>
      <text:p text:style-name="P47"/>
      <text:p text:style-name="P89"><text:span text:style-name="T46">G</text:span><text:span text:style-name="T36">enomic selection: a breakthrough</text:span><text:span text:style-name="T1"> …</text:span></text:p>
      <text:p text:style-name="P48"/>
      <text:p text:style-name="P90"><text:span text:style-name="T1">- </text:span><text:span text:style-name="T24">El LD entre el marcador y el QTL disminuirá con las generaciones </text:span><text:span text:style-name="T13">(pag </text:span><text:span text:style-name="T24">670).</text:span></text:p>
      <text:p text:style-name="P49"/>
      <text:p text:style-name="P90"><text:span text:style-name="T24">- La GS se puede usar en arroz y ejemplo</text:span><text:span text:style-name="T25">s</text:span><text:span text:style-name="T24"> </text:span><text:span text:style-name="T13">(pag </text:span><text:span text:style-name="T24">670).</text:span></text:p>
      <text:p text:style-name="P49"/>
      <text:p text:style-name="P91"><text:span text:style-name="T24">- </text:span><text:span text:style-name="T25">Hay pocos estudios de GS en arroz </text:span><text:span text:style-name="T13">(pag </text:span><text:span text:style-name="T25">672).</text:span></text:p>
      <text:p text:style-name="P50"/>
      <text:p text:style-name="P91"><text:span text:style-name="T25">- Estrategías para mejorar la precisión de la GS </text:span><text:span text:style-name="T13">(pag </text:span><text:span text:style-name="T25">673).</text:span></text:p>
      <text:p text:style-name="P50"/>
      <text:p text:style-name="P50">–</text:p>
      <text:p text:style-name="P50"/>
      <text:p text:style-name="P92"><text:span text:style-name="T47">W</text:span><text:span text:style-name="T36">ill genomic selection be a practical</text:span><text:span text:style-name="T1"> …</text:span></text:p>
      <text:p text:style-name="P51"/>
      <text:p text:style-name="P93"><text:span text:style-name="T1">- </text:span><text:span text:style-name="T52">La precisión de la predicción es el factor más importante que determina el éxito de la GS </text:span><text:span text:style-name="T55">(pag </text:span><text:span text:style-name="T56">1306)</text:span><text:span text:style-name="T1">.</text:span></text:p>
      <text:p text:style-name="P51"/>
      <text:p text:style-name="P92"><text:span text:style-name="T1">- </text:span><text:span text:style-name="T26">El </text:span><text:span text:style-name="T33">L</text:span><text:span text:style-name="T26">D tiene un efecto importante sobre la GS, y definición (pag 1309).</text:span></text:p>
      <text:p text:style-name="P52"/>
      <text:p text:style-name="P94"><text:span text:style-name="T26">- </text:span><text:span text:style-name="T27">El L</text:span><text:span text:style-name="T33">D</text:span><text:span text:style-name="T27"> es mayor en especies cruzadas que autopolinizadas </text:span><text:span text:style-name="T13">(pag </text:span><text:span text:style-name="T28">1309)</text:span><text:span text:style-name="T27">.</text:span></text:p>
      <text:p text:style-name="P53"/>
      <text:p text:style-name="P94"><text:span text:style-name="T27">- </text:span><text:span text:style-name="T28">Forma de determinar el número de marcadores necesarios para la GS </text:span><text:span text:style-name="T13">(pag </text:span><text:span text:style-name="T28">1309).</text:span></text:p>
      <text:p text:style-name="P54"/>
      <text:p text:style-name="P54">- A mayor tamaño de la pob, mayor sera la precisión, y ejemplo de esto (pag 1311).</text:p>
      <text:p text:style-name="P54"/>
      <text:p text:style-name="P94"><text:span text:style-name="T28">- Algunas características para que haya mayor precisión </text:span><text:span text:style-name="T13">(pag </text:span><text:span text:style-name="T28">1311).</text:span></text:p>
      <text:p text:style-name="P54"/>
      <text:p text:style-name="P54">- A mayor diversidad, se requiere tamaños grandes (donde dice importante) (pag 1312).</text:p>
      <text:p text:style-name="P54"><text:soft-page-break/></text:p>
      <text:p text:style-name="P94"><text:span text:style-name="T28">- </text:span><text:span text:style-name="T89">A mayor número de marcadores mayo sera la precisión, y ejemplos </text:span><text:span text:style-name="T81">(pag </text:span><text:span text:style-name="T89">1312)</text:span><text:span text:style-name="T28">.</text:span></text:p>
      <text:p text:style-name="P54"/>
      <text:p text:style-name="P94"><text:span text:style-name="T28">- Demasiados marcadores pueden disminuir la precisión </text:span><text:span text:style-name="T13">(pag </text:span><text:span text:style-name="T28">1312).</text:span></text:p>
      <text:p text:style-name="P54"/>
      <text:p text:style-name="P94"><text:span text:style-name="T28">- Hoy en día se necesita aun genotipado a gran escala para la GS </text:span><text:span text:style-name="T13">(pag </text:span><text:span text:style-name="T28">1312).</text:span></text:p>
      <text:p text:style-name="P54"/>
      <text:p text:style-name="P94"><text:span text:style-name="T28">- Cambio en la diversidad genética y nuevas recombinaciones puede afectar la precisión </text:span><text:span text:style-name="T13">(pag </text:span><text:span text:style-name="T28">1312).</text:span></text:p>
      <text:p text:style-name="P54"/>
      <text:p text:style-name="P54">–</text:p>
      <text:p text:style-name="P54"/>
      <text:p text:style-name="P95"><text:span text:style-name="T48">T</text:span><text:span text:style-name="T36">he impact of genotyping different groups</text:span><text:span text:style-name="T1"> …</text:span></text:p>
      <text:p text:style-name="P55"/>
      <text:p text:style-name="P55">- <text:span text:style-name="T113">Hay factores que pueden influir en la GS, entre ellos el tamaño de la población de referencia es relevante, y este es equivalente a la disponibilidad de información fenotipica en la evaluación genética tradicional (pag 5413).</text:span></text:p>
      <text:p text:style-name="P55"/>
      <text:p text:style-name="P55">- Hay un aumento en la precisión debido a la GS, pero aún no es claro el origen de esto (pag 5413).</text:p>
      <text:p text:style-name="P55"/>
      <text:p text:style-name="P96"><text:span text:style-name="T1">- </text:span><text:span text:style-name="T29">Mejor comportamiento en la precisión cuando se predicen de hijos a padres debido al muestreo Mendeliano </text:span><text:span text:style-name="T1">(pag </text:span><text:span text:style-name="T29">5418).</text:span></text:p>
      <text:p text:style-name="P56"/>
      <text:p text:style-name="P96"><text:span text:style-name="T29">- Es importante genotipar ambos padres si se va a predecir a su descendencia </text:span><text:span text:style-name="T1">(pag </text:span><text:span text:style-name="T29">5418).</text:span></text:p>
      <text:p text:style-name="P56"/>
      <text:p text:style-name="P97"><text:span text:style-name="T29">- </text:span><text:span text:style-name="T30">Genotipar individuos más jovenes es beneficioso </text:span><text:span text:style-name="T1">(pag </text:span><text:span text:style-name="T30">5418).</text:span></text:p>
      <text:p text:style-name="P57"/>
      <text:p text:style-name="P57">–</text:p>
      <text:p text:style-name="P57"/>
      <text:p text:style-name="P98"><text:span text:style-name="T49">S</text:span><text:span text:style-name="T36">ingle-step reaction norm models</text:span><text:span text:style-name="T1"> …</text:span></text:p>
      <text:p text:style-name="P4"/>
      <text:p text:style-name="P98"><text:span text:style-name="T1">- Existe la necesidad de desarrollar modelos ambientales para mejorar la capacidad predictiva </text:span><text:span text:style-name="T31">(pag </text:span><text:span text:style-name="T1">593).</text:span></text:p>
      <text:p text:style-name="P4"/>
      <text:p text:style-name="P4">- El ssGBLUP permite la predicción más precisa en un contexto multiambiental (pag 594).</text:p>
      <text:p text:style-name="P4"/>
      <text:p text:style-name="P4">- Mayor precisión en ssGBLUP debido a que usan mayor información (pag 594).</text:p>
      <text:p text:style-name="P4"/>
      <text:p text:style-name="P4">- ssGBLUP es escaso en plantas (pag 594).</text:p>
      <text:p text:style-name="P4"/>
      <text:p text:style-name="P99"><text:span text:style-name="T1">- </text:span><text:span text:style-name="T32">Los modelos de norma de reacción se adaptan a cualquier información </text:span><text:span text:style-name="T1">(pag </text:span><text:span text:style-name="T32">594).</text:span></text:p>
      <text:p text:style-name="P58"/>
      <text:p text:style-name="P99"><text:span text:style-name="T32">- La precisión se ve beneficiada al incluir el ambiente </text:span><text:span text:style-name="T1">(pag </text:span><text:span text:style-name="T32">600).</text:span></text:p>
      <text:p text:style-name="P58"/>
      <text:p text:style-name="P99"><text:span text:style-name="T32">- </text:span><text:span text:style-name="T53">La evaluación de la precisión es un requerimiento previo </text:span><text:span text:style-name="T52">(pag </text:span><text:span text:style-name="T53">602)</text:span><text:span text:style-name="T32">.</text:span></text:p>
      <text:p text:style-name="P101"/>
      <text:p text:style-name="P2"><text:span text:style-name="T51">- Caracteres con alta heredabilidad son más predecibles a través de un enfoque genómico </text:span>(pag <text:span text:style-name="T51">603).</text:span></text:p>
      <text:p text:style-name="P2"/>
      <text:p text:style-name="P3">- <text:span text:style-name="T60">Considerar GxE es una forma de aumentar la precisión </text:span>(pag <text:span text:style-name="T60">605).</text:span></text:p>
      <text:p text:style-name="P3"/>
      <text:p text:style-name="P3"><text:soft-page-break/>- <text:span text:style-name="T60">La predicción debe basarse en el LD del QTL </text:span>(pag <text:span text:style-name="T60">605).</text:span></text:p>
      <text:p text:style-name="P3"/>
      <text:p text:style-name="P3">–</text:p>
      <text:p text:style-name="P5"><text:span text:style-name="T36">Assesing prediction models</text:span> ...</text:p>
      <text:p text:style-name="P3"/>
      <text:p text:style-name="P5">- <text:span text:style-name="T52">La eficiencia de la GS depende de la precisión que a su vez depende de varios factores </text:span><text:span text:style-name="T54">(pag </text:span><text:span text:style-name="T52">2)</text:span>.</text:p>
      <text:p text:style-name="P5"/>
      <text:p text:style-name="P6">- <text:span text:style-name="T61">Calculos que indican una condición favorables para la predicción (pag 5).</text:span></text:p>
      <text:p text:style-name="P6"/>
      <text:p text:style-name="P6">- <text:span text:style-name="T83">El LD es la base de la GS, su disminución en el genoma es inversamente proporcional a la magnitud de la precisión (pag 7)</text:span><text:span text:style-name="T61">.</text:span></text:p>
      <text:p text:style-name="P6"/>
      <text:p text:style-name="P6">- <text:span text:style-name="T83">Existe una fuerte relación entre el LD y la densidad del marcador (pag 8)</text:span><text:span text:style-name="T61">.</text:span></text:p>
      <text:p text:style-name="P6"/>
      <text:p text:style-name="P6">- <text:span text:style-name="T61">Estudios donde se indican el número de SNP para kb necesarios (pag 8).</text:span></text:p>
      <text:p text:style-name="P6"/>
      <text:p text:style-name="P6">- <text:span text:style-name="T61">Es de esperar alto LD en pob bajo selección recurrente (pag 8).</text:span></text:p>
      <text:p text:style-name="P6"/>
      <text:p text:style-name="P7">- <text:span text:style-name="T61">Mejora en el ssGBLUP al usar el tamaño máximo (pag 11).</text:span></text:p>
      <text:p text:style-name="P7"/>
      <text:p text:style-name="P7">–</text:p>
      <text:p text:style-name="P7"/>
      <text:p text:style-name="P7"><text:span text:style-name="T50">Genomic selection: genome-wide prediction in</text:span><text:span text:style-name="T62"> …</text:span></text:p>
      <text:p text:style-name="P7"/>
      <text:p text:style-name="P7">- <text:span text:style-name="T57">La respuesta de la GS es el resultado de varios factores (pag 593)</text:span><text:span text:style-name="T62">.</text:span></text:p>
      <text:p text:style-name="P7"/>
      <text:p text:style-name="P7">- <text:span text:style-name="T110">con mayor tamaño de muestra la precisión aumenta (pag 595)</text:span><text:span text:style-name="T62">.</text:span></text:p>
      <text:p text:style-name="P7"/>
      <text:p text:style-name="P7">- <text:span text:style-name="T90">Una mayor densidad del marcador logra una alta precisión (pag 596)</text:span><text:span text:style-name="T62">.</text:span></text:p>
      <text:p text:style-name="P7"/>
      <text:p text:style-name="P8">- <text:span text:style-name="T63">La ausencia de LD entre el marcador y el QTL reduce la precisión (pag 598).</text:span></text:p>
      <text:p text:style-name="P8"/>
      <text:p text:style-name="P8">- <text:span text:style-name="T59">La precisión de la predicción en la GS es el parámetro clave debido a su relación con el progreso genético (pag 598)</text:span><text:span text:style-name="T63">.</text:span></text:p>
      <text:p text:style-name="P8"/>
      <text:p text:style-name="P8">–</text:p>
      <text:p text:style-name="P8"/>
      <text:p text:style-name="P9">Genomic prediction: progress and perspectives …</text:p>
      <text:p text:style-name="P9"/>
      <text:p text:style-name="P9">- <text:span text:style-name="T52">La predicción genómica es un intenso campo de investigación … , se han investigado los factores que pueden afectar la precisión de la predicción </text:span><text:span text:style-name="T58">(pag</text:span><text:span text:style-name="T52">s 4 y 5)</text:span>.</text:p>
      <text:p text:style-name="P9"/>
      <text:p text:style-name="P10">- <text:span text:style-name="T64">La disminución del LD entre el marcador y el QTL debido a la recombinación a lo largo de las generaciones puede disminuir la precisión de la predicción (pag 10).</text:span></text:p>
      <text:p text:style-name="P10"/>
      <text:p text:style-name="P11">- <text:span text:style-name="T111">El tamaño y composición de la población de entrenamiento</text:span><text:span text:style-name="T65">, y la densidad del marcador son importantes (pag 11).</text:span></text:p>
      <text:p text:style-name="P11"/>
      <text:p text:style-name="P12"><text:soft-page-break/>- <text:span text:style-name="T66">La diferencia entre los distintos modelos es marginal, y se prefiere el GBLUP debido a su sencillez (pag 13).</text:span></text:p>
      <text:p text:style-name="P12"/>
      <text:p text:style-name="P12">- <text:span text:style-name="T112">El diseño del conjunto de entrenamiento es clave (pags 19 y 20)</text:span><text:span text:style-name="T66">.</text:span></text:p>
      <text:p text:style-name="P12"/>
      <text:p text:style-name="P12">- <text:span text:style-name="T91">La densidad del marcador también es clave para capturar la relación con el QTL (pag 21)</text:span><text:span text:style-name="T66">.</text:span></text:p>
      <text:p text:style-name="P12"/>
      <text:p text:style-name="P12">–</text:p>
      <text:p text:style-name="P12"/>
      <text:p text:style-name="P15"><text:span text:style-name="T36">Machine learning approaches</text:span> ...</text:p>
      <text:p text:style-name="P12"/>
      <text:p text:style-name="P13">- <text:span text:style-name="T84">El número de marcadores y de observaciones pueden afectar la predictibilidad, y el número de marcadores dependera del decaimiento del LD según la especie (pag 9)</text:span><text:span text:style-name="T67">.</text:span></text:p>
      <text:p text:style-name="P13"/>
      <text:p text:style-name="P13">–</text:p>
      <text:p text:style-name="P13"/>
      <text:p text:style-name="P16"><text:span text:style-name="T36">Whole-genome regression and prediction</text:span> ...</text:p>
      <text:p text:style-name="P12"/>
      <text:p text:style-name="P12">- <text:span text:style-name="T68">E</text:span>l efecto de la elección del modelo en la precisión de la predicción depende de la arquitectura genética <text:span text:style-name="T68">(pag 338)</text:span>.</text:p>
      <text:p text:style-name="P12"/>
      <text:p text:style-name="P14">- <text:span text:style-name="T68">La precisión es mayor para el modelo que se ajusta mejor a la arquitectura genética del rasgo (pag 338).</text:span></text:p>
      <text:p text:style-name="P14"/>
      <text:p text:style-name="P14">- <text:span text:style-name="T85">Efecto del LD sobre la precisión (pag 338)</text:span><text:span text:style-name="T69">.</text:span></text:p>
      <text:p text:style-name="P14"/>
      <text:p text:style-name="P14">–</text:p>
      <text:p text:style-name="P14"/>
      <text:p text:style-name="P100">Genotyping strategies for maximizing genomic information in evaluations of the Latxa dairy sheep breed</text:p>
      <text:p text:style-name="P100"/>
      <text:p text:style-name="P102"><text:span text:style-name="T35">- </text:span><text:span text:style-name="T77">Hay una fuerte relación entre ganancias en la precisión y los tamaños de población genotipados </text:span><text:span text:style-name="T78">(pag 1 del word)</text:span><text:span text:style-name="T70">.</text:span></text:p>
      <text:p text:style-name="P105"/>
      <text:p text:style-name="P103"><text:span text:style-name="T73">- </text:span><text:span text:style-name="T77">Como los programas de mejora suelen tener recursos limitados para el genotipado, se han realizado investigaciones sobre el diseño de estrategias de genotipado </text:span><text:span text:style-name="T78">(pag 2 del word)</text:span><text:span text:style-name="T71">.</text:span></text:p>
      <text:p text:style-name="P106"/>
      <text:p text:style-name="P103"><text:span text:style-name="T71">- </text:span><text:span text:style-name="T78">Estrategia de que individuos </text:span><text:span text:style-name="T77">genotipar para aumentar la precisión </text:span><text:span text:style-name="T78">(pag 2 del word)</text:span><text:span text:style-name="T70">.</text:span></text:p>
      <text:p text:style-name="P106"/>
      <text:p text:style-name="P103"><text:span text:style-name="T73">- </text:span><text:span text:style-name="T77">Elegir que individuos genotipar es un factor determinante para la precisión de la predicción </text:span><text:span text:style-name="T78">(pag 3 del word)</text:span><text:span text:style-name="T70">.</text:span></text:p>
      <text:p text:style-name="P105"/>
      <text:p text:style-name="P103"><text:span text:style-name="T34">- </text:span><text:span text:style-name="T70">Genotipar solo machos ha sido en enfoque estándar en la GS </text:span><text:span text:style-name="T71">(pag 4 del word)</text:span><text:span text:style-name="T70">.</text:span></text:p>
      <text:p text:style-name="P104"/>
      <text:p text:style-name="P103"><text:span text:style-name="T34">- </text:span><text:span text:style-name="T77">Estrategia para aumentar la población genotipada en poblaciones pequeñas </text:span><text:span text:style-name="T78">(pag 5 del word)</text:span><text:span text:style-name="T70">.</text:span></text:p>
      <text:p text:style-name="P104"/>
      <text:p text:style-name="P103"><text:span text:style-name="T34">- </text:span><text:span text:style-name="T70">Hay beneficios en términos de precisión al implementar el método de ssGBLUP </text:span><text:span text:style-name="T71">(pag 7 del word)</text:span><text:span text:style-name="T70">.</text:span></text:p>
      <text:p text:style-name="P100"/>
      <text:p text:style-name="P14">–</text:p>
      <text:p text:style-name="P14"><text:soft-page-break/></text:p>
      <text:p text:style-name="P100">Genomic Prediction of Breeding Values Using a Subset of SNPs Identified by Three Machine Learning Methods</text:p>
      <text:p text:style-name="P100"/>
      <text:p text:style-name="P103"><text:span text:style-name="T34">- </text:span><text:s/><text:span text:style-name="T74">vale la pena usar solo un pequeño subconjunto de SNP que tienen una relevancia directa para las funciones biológicas de un rasgo de interés para la predicción genómica de los valores genéticos </text:span><text:span text:style-name="T75">(pag 3 del word).</text:span></text:p>
      <text:p text:style-name="P104"/>
      <text:p text:style-name="P103"><text:span text:style-name="T34">- </text:span><text:span text:style-name="T74">Métodos de ML para identificar subconjuntos de SNP y usar esos SNP en la GS </text:span><text:span text:style-name="T75">(pag 3 del word)</text:span><text:span text:style-name="T72">.</text:span></text:p>
      <text:p text:style-name="P107"/>
      <text:p text:style-name="P103"><text:span text:style-name="T72">- </text:span><text:span text:style-name="T75">M</text:span><text:span text:style-name="T74">ás SNP en un modelo no se traducen necesariamente en una mayor precisión. De hecho, pueden haber agregado más ruidos de fondo y creado más errores de predicción que un pequeño número de SNP que capturan los efectos principales de SNP individuales, interacciones SNP-SNP y relaciones no lineales </text:span><text:span text:style-name="T75">(pag 6 del word)</text:span><text:span text:style-name="T70">.</text:span></text:p>
      <text:p text:style-name="P107"/>
      <text:p text:style-name="P103"><text:span text:style-name="T34">- </text:span><text:span text:style-name="T74">Los paneles de SNP de baja densidad es rentable </text:span><text:span text:style-name="T75">(pag 6 del word)</text:span><text:span text:style-name="T72">.</text:span></text:p>
      <text:p text:style-name="P107"/>
      <text:p text:style-name="P103"><text:span text:style-name="T72">- </text:span><text:span text:style-name="T75">Es mejor identificar SNP </text:span><text:span text:style-name="T74">significativos que seleccionar SNP al azar pero espaciados uniformemente </text:span><text:span text:style-name="T76">(pag 7 del word)</text:span><text:span text:style-name="T70">.</text:span></text:p>
      <text:p text:style-name="P107"/>
      <text:p text:style-name="P103"><text:span text:style-name="T34">- </text:span><text:span text:style-name="T74">Implementación interesante del ML en GS: usar el ML como una herramienta de preselección o de reducción de dimensión </text:span><text:span text:style-name="T76">(pag 9 del word)</text:span><text:span text:style-name="T70">.</text:span></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31cm" style:writing-mode="lr-tb"/>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23T04:09:31.525553223</dc:date>
    <meta:editing-duration>P2DT8H36M42S</meta:editing-duration>
    <meta:editing-cycles>104</meta:editing-cycles>
    <meta:generator>LibreOffice/6.0.7.3$Linux_X86_64 LibreOffice_project/00m0$Build-3</meta:generator>
    <meta:document-statistic meta:table-count="0" meta:image-count="0" meta:object-count="0" meta:page-count="11" meta:paragraph-count="176" meta:word-count="4042" meta:character-count="24439" meta:non-whitespace-character-count="20549"/>
  </office:meta>
</office:document-meta>
</file>